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16H33M51.160051S" calcext:value-type="time">
            <text:p>1616:3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4H42M22.258S" calcext:value-type="time">
            <text:p>04:42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29H05M51.416S" calcext:value-type="time">
            <text:p>29:0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/00/0000</text:date>, <text:time style:data-style-name="N2" text:time-value="08:01:23.9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09T14:08:25.384000000</dc:date>
    <meta:editing-duration>P72DT6H7M15S</meta:editing-duration>
    <meta:editing-cycles>1901</meta:editing-cycles>
    <meta:generator>LibreOffice/7.2.6.2$Windows_X86_64 LibreOffice_project/b0ec3a565991f7569a5a7f5d24fed7f52653d754</meta:generator>
    <dc:creator>Benjamin Laws</dc:creator>
    <meta:document-statistic meta:table-count="2" meta:cell-count="2346" meta:object-count="0"/>
  </office:meta>
</office:document-meta>
</file>